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0ef71" officeooo:paragraph-rsid="0010ef71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0ef71" officeooo:paragraph-rsid="00174c96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0ef71" officeooo:paragraph-rsid="001d1540" style:font-size-asian="15pt" style:font-weight-asian="normal" style:font-size-complex="15pt" style:font-weight-complex="normal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10ef71" officeooo:paragraph-rsid="0010ef7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70%" fo:text-align="center" style:justify-single-word="false"/>
      <style:text-properties fo:color="#000000" fo:font-size="15pt" fo:font-weight="normal" officeooo:rsid="0010ef71" officeooo:paragraph-rsid="001dde22" style:font-size-asian="15pt" style:font-weight-asian="normal" style:font-size-complex="15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0pt" officeooo:rsid="001915e4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15e4" style:font-size-asian="10pt" style:font-size-complex="1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dde22"/>
    </style:style>
    <style:style style:name="T7" style:family="text">
      <style:text-properties fo:font-size="14pt" style:font-size-asian="14pt" style:font-size-complex="14pt"/>
    </style:style>
    <style:style style:name="gr1" style:family="graphic">
      <style:graphic-properties svg:stroke-color="#000000" draw:fill="none" draw:textarea-vertical-align="middle" draw:auto-grow-height="false" fo:min-height="3.616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2.743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4">Abigail</text:span><text:tab/><text:span text:style-name="T2">Ministério Vaso de Honr</text:span><text:span text:style-name="T3">a<text:tab/><text:tab/></text:span><text:span text:style-name="T1">[ 1 ]</text:span></text:p>
      <text:p text:style-name="P1"><draw:custom-shape text:anchor-type="paragraph" draw:z-index="0" draw:style-name="gr1" draw:text-style-name="P6" svg:width="0.318cm" svg:height="3.615cm" svg:x="12.631cm" svg:y="0.04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omo Abigail, me coloco ao teu dispor, meu Senhor</text:p>
      <text:p text:style-name="P1"><draw:frame text:anchor-type="paragraph" draw:z-index="1" draw:style-name="gr2" draw:text-style-name="P7" svg:width="0.659cm" svg:height="0.712cm" svg:x="13.217cm" svg:y="0.46cm"><draw:text-box><text:p><text:span text:style-name="T7">2x</text:span></text:p></draw:text-box></draw:frame>Pronto para ter atitude e Te obedecer</text:p>
      <text:p text:style-name="P1">** Me humilhar e sem reservas me entregar</text:p>
      <text:p text:style-name="P1">Ser obediente e ter fé até o fim</text:p>
      <text:p text:style-name="P1"/>
      <text:p text:style-name="P1">E a recompensa eu terei de Tuas Mãos</text:p>
      <text:p text:style-name="P1">Vale a pena, Senhor, vale a pena!</text:p>
      <text:p text:style-name="P1"/>
      <text:p text:style-name="P1">Vale a pena, Te obedecer</text:p>
      <text:p text:style-name="P1">Vale a pena ser fiel</text:p>
      <text:p text:style-name="P1">Vale a pena negar o que eu quero</text:p>
      <text:p text:style-name="P1">Vale a pena honrar ao meu Deus</text:p>
      <text:p text:style-name="P1">Sendo expressão de amor</text:p>
      <text:p text:style-name="P1">Vale a pena, pois receberei o Teu favor</text:p>
      <text:p text:style-name="P1"/>
      <text:p text:style-name="P5"><draw:custom-shape text:anchor-type="paragraph" draw:z-index="3" draw:style-name="gr3" draw:text-style-name="P6" svg:width="0.318cm" svg:height="2.742cm" svg:x="11.467cm" svg:y="-0.01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2" draw:style-name="gr2" draw:text-style-name="P7" svg:width="0.659cm" svg:height="0.712cm" svg:x="12.118cm" svg:y="-0.035cm"><draw:text-box><text:p><text:span text:style-name="T7">2x</text:span></text:p></draw:text-box></draw:frame>Se obedecer, como Abigail,</text:p>
      <text:p text:style-name="P5">eu quero ter coração de honra</text:p>
      <text:p text:style-name="P3">E receberei a sabedoria do Senhor</text:p>
      <text:p text:style-name="P3"><text:span text:style-name="T4">Abigail</text:span><text:span text:style-name="T5"><text:tab/></text:span><text:span text:style-name="T2">Ministério Vaso de Honra<text:tab/><text:tab/></text:span><text:span text:style-name="T1">[ 1 ]</text:span></text:p>
      <text:p text:style-name="P2"><draw:custom-shape text:anchor-type="paragraph" draw:z-index="4" draw:style-name="gr1" draw:text-style-name="P6" svg:width="0.318cm" svg:height="3.615cm" svg:x="12.631cm" svg:y="0.041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omo Abigail, me coloco ao teu dispor, meu Senhor</text:p>
      <text:p text:style-name="P2"><draw:frame text:anchor-type="paragraph" draw:z-index="5" draw:style-name="gr2" draw:text-style-name="P7" svg:width="0.659cm" svg:height="0.712cm" svg:x="13.217cm" svg:y="0.46cm"><draw:text-box><text:p><text:span text:style-name="T7">2x</text:span></text:p></draw:text-box></draw:frame>Pronto para ter atitude e Te obedecer</text:p>
      <text:p text:style-name="P2">** Me humilhar e sem reservas me entregar</text:p>
      <text:p text:style-name="P2">Ser obediente e ter fé até o fim</text:p>
      <text:p text:style-name="P2"/>
      <text:p text:style-name="P2">E a recompensa eu terei de Tuas Mãos</text:p>
      <text:p text:style-name="P2">Vale a pena, Senhor, vale a pena!</text:p>
      <text:p text:style-name="P2"/>
      <text:p text:style-name="P2">Vale a pena, Te obedecer</text:p>
      <text:p text:style-name="P2">Vale a pena ser fiel</text:p>
      <text:p text:style-name="P2">Vale a pena negar o que eu quero</text:p>
      <text:p text:style-name="P2">Vale a pena honrar ao meu Deus</text:p>
      <text:p text:style-name="P2">Sendo expressão de amor</text:p>
      <text:p text:style-name="P2">Vale a pena, pois receberei o Teu favor</text:p>
      <text:p text:style-name="P2"/>
      <text:p text:style-name="P5"><draw:custom-shape text:anchor-type="paragraph" draw:z-index="7" draw:style-name="gr3" draw:text-style-name="P6" svg:width="0.318cm" svg:height="2.742cm" svg:x="11.467cm" svg:y="-0.01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Se obedecer, como Abigail,</text:p>
      <text:p text:style-name="P5"><draw:frame text:anchor-type="paragraph" draw:z-index="6" draw:style-name="gr2" draw:text-style-name="P7" svg:width="0.659cm" svg:height="0.712cm" svg:x="12.118cm" svg:y="-0.035cm"><draw:text-box><text:p><text:span text:style-name="T7">2x</text:span></text:p></draw:text-box></draw:frame>eu quero ter <text:span text:style-name="T6">c</text:span>oração de honra</text:p>
      <text:p text:style-name="P2">E receberei a sabedoria do 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8-25T22:30:58.439798911</dc:date>
    <meta:editing-cycles>19</meta:editing-cycles>
    <meta:editing-duration>PT27M16S</meta:editing-duration>
    <meta:generator>LibreOffice/5.1.4.2$Linux_X86_64 LibreOffice_project/10m0$Build-2</meta:generator>
    <meta:document-statistic meta:table-count="0" meta:image-count="0" meta:object-count="0" meta:page-count="1" meta:paragraph-count="32" meta:word-count="216" meta:character-count="1046" meta:non-whitespace-character-count="860"/>
  </office:meta>
</office:document-meta>
</file>